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4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4071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4" table:number-columns-repeated="1017" table:default-cell-style-name="Default"/>
        <table:table-row table:style-name="ro3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4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3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3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office:value-type="string" calcext:value-type="string">
            <text:p>--------------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p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jawpin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o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v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n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y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à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¡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ll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sqa paq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behì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p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dpa qha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q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a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a&lt;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i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p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p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iu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nay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i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t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n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g'uyanc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 style:data-style-name="N2" text:time-value="0000-00-00T19:41:02.287067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74</meta:editing-cycles>
    <meta:creation-date>2013-12-10T15:10:39</meta:creation-date>
    <dc:date>2014-01-29T20:26:11.586759941</dc:date>
    <meta:editing-duration>PT6H17M51S</meta:editing-duration>
    <meta:generator>LibreOffice/4.1.4.2$Linux_X86_64 LibreOffice_project/410m0$Build-2</meta:generator>
    <meta:document-statistic meta:table-count="3" meta:cell-count="26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